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853EBCB9C249E1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5.953cm" svg:height="5.953cm" draw:z-index="0"><draw:image xlink:href="Pictures/10000000000000E1000000E1853EBCB9C249E1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6T14:47:33.093452866</meta:creation-date>
    <dc:date>2023-02-26T14:48:07.157666533</dc:date>
    <meta:editing-duration>PT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